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R 3A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/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table:formula="of:=COUNTA([.A1:.A100])" office:value-type="float" office:value="99">
            <text:p>99</text:p>
          </table:table-cell>
          <table:table-cell table:formula="of:=COUNTA([.B1:.B100])" office:value-type="float" office:value="9">
            <text:p>9</text:p>
          </table:table-cell>
        </table:table-row>
      </table:table>
      <table:table table:name="VR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2O Verbal Reasining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Attempted </text:p>
          </table:table-cell>
          <table:table-cell/>
          <table:table-cell office:value-type="string">
            <text:p>Score</text:p>
          </table:table-cell>
          <table:table-cell office:value-type="string">
            <text:p>Total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]=[.A2];1;0)" office:value-type="float" office:value="1">
            <text:p>1</text:p>
          </table:table-cell>
          <table:table-cell table:formula="of:=SUM([.C2:.C65])" office:value-type="float" office:value="49">
            <text:p>49</text:p>
          </table:table-cell>
          <table:table-cell table:formula="of:=COUNTA([.A2:.A65])" office:value-type="float" office:value="61">
            <text:p>61</text:p>
          </table:table-cell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3]=[.A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table:formula="of:=IF([.B4]=[.A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5]=[.A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6]=[.A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7]=[.A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8]=[.A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9]=[.A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0]=[.A1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1]=[.A1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2]=[.A1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13]=[.A1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4]=[.A1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15]=[.A1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6]=[.A1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17]=[.A1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18]=[.A1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19]=[.A1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0]=[.A2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21]=[.A2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2]=[.A2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3]=[.A2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24]=[.A2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25]=[.A2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6]=[.A2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7]=[.A2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28]=[.A2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29]=[.A2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30]=[.A3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31]=[.A3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32]=[.A3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33]=[.A3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34]=[.A3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35]=[.A3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36]=[.A3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37]=[.A3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IF([.B38]=[.A38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office:value-type="string">
            <text:p>a</text:p>
          </table:table-cell>
          <table:table-cell table:formula="of:=IF([.B39]=[.A39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table:formula="of:=IF([.B40]=[.A40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table:formula="of:=IF([.B41]=[.A4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42]=[.A4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table:formula="of:=IF([.B43]=[.A4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table:formula="of:=IF([.B45]=[.A45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table:formula="of:=IF([.B46]=[.A4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table:formula="of:=IF([.B47]=[.A47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48]=[.A4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49]=[.A4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50]=[.A5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51]=[.A5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53]=[.A5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54]=[.A5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55]=[.A5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57]=[.A5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58]=[.A5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59]=[.A5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60]=[.A6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office:value-type="string">
            <text:p>b</text:p>
          </table:table-cell>
          <table:table-cell table:formula="of:=IF([.B61]=[.A6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62]=[.A6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IF([.B63]=[.A6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table:formula="of:=IF([.B64]=[.A6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65]=[.A65];1;0)" office:value-type="float" office:value="1">
            <text:p>1</text:p>
          </table:table-cell>
          <table:table-cell table:number-columns-repeated="2"/>
        </table:table-row>
      </table:table>
      <table:table table:name="10C Verbal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Attempted</text:p>
          </table:table-cell>
          <table:table-cell/>
          <table:table-cell office:value-type="string">
            <text:p>Score</text:p>
          </table:table-cell>
          <table:table-cell office:value-type="string">
            <text:p>total</text:p>
          </table:table-cell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2]=[.A2];1;0)" office:value-type="float" office:value="1">
            <text:p>1</text:p>
          </table:table-cell>
          <table:table-cell table:formula="of:=SUM([.C2:.C26])" office:value-type="float" office:value="25">
            <text:p>25</text:p>
          </table:table-cell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3]=[.A3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4]=[.A4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5]=[.A5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6]=[.A6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7]=[.A7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8]=[.A8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9]=[.A9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10]=[.A10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11]=[.A11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2]=[.A12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13]=[.A13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14]=[.A14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15]=[.A15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16]=[.A16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B17]=[.A17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8]=[.A18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9]=[.A19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0]=[.A20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B21]=[.A21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B22]=[.A22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B23]=[.A23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24]=[.A24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5]=[.A25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26]=[.A26];1;0)" office:value-type="float" office:value="1">
            <text:p>1</text:p>
          </table:table-cell>
          <table:table-cell/>
        </table:table-row>
      </table:table>
      <table:table table:name="12A Verbal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Attempted</text:p>
          </table:table-cell>
          <table:table-cell/>
          <table:table-cell office:value-type="string">
            <text:p>Score</text:p>
          </table:table-cell>
          <table:table-cell office:value-type="string">
            <text:p>Total</text:p>
          </table:table-cell>
          <table:table-cell table:number-columns-repeated="5"/>
        </table:table-row>
        <table:table-row table:style-name="ro1">
          <table:table-cell office:value-type="string">
            <text:p>d</text:p>
          </table:table-cell>
          <table:table-cell office:value-type="string">
            <text:p>b</text:p>
          </table:table-cell>
          <table:table-cell table:formula="of:=IF([.A2]=[.B2];1;0)" office:value-type="float" office:value="0">
            <text:p>0</text:p>
          </table:table-cell>
          <table:table-cell table:formula="of:=SUM([.C2:.C65])" office:value-type="float" office:value="57">
            <text:p>57</text:p>
          </table:table-cell>
          <table:table-cell table:number-columns-repeated="4"/>
          <table:table-cell table:formula="of:=64*20/35" office:value-type="float" office:value="36.5714285714286">
            <text:p>36.5714285714</text:p>
          </table:table-cell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3]=[.B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4]=[.B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5]=[.B5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6]=[.B6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7]=[.B7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8]=[.B8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9]=[.B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10]=[.B1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11]=[.B1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12]=[.B1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13]=[.B1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table:formula="of:=IF([.A14]=[.B14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</text:p>
          </table:table-cell>
          <table:table-cell office:value-type="string">
            <text:p>b</text:p>
          </table:table-cell>
          <table:table-cell table:formula="of:=IF([.A15]=[.B15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table:formula="of:=IF([.A16]=[.B16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</text:p>
          </table:table-cell>
          <table:table-cell office:value-type="string">
            <text:p>e</text:p>
          </table:table-cell>
          <table:table-cell table:formula="of:=IF([.A17]=[.B17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18]=[.B18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19]=[.B1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20]=[.B2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21]=[.B2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22]=[.B2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23]=[.B2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24]=[.B2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25]=[.B25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26]=[.B26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27]=[.B27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table:formula="of:=IF([.A28]=[.B28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29]=[.B2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30]=[.B3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31]=[.B3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32]=[.B3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e</text:p>
          </table:table-cell>
          <table:table-cell office:value-type="string">
            <text:p>b</text:p>
          </table:table-cell>
          <table:table-cell table:formula="of:=IF([.A33]=[.B33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34]=[.B3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35]=[.B35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36]=[.B36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37]=[.B37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38]=[.B38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39]=[.B3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40]=[.B4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41]=[.B4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42]=[.B4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43]=[.B4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44]=[.B4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45]=[.B45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46]=[.B46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47]=[.B47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48]=[.B48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49]=[.B4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50]=[.B5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51]=[.B5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52]=[.B5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53]=[.B5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54]=[.B5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55]=[.B55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56]=[.B56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57]=[.B57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58]=[.B58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59]=[.B5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60]=[.B6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61]=[.B6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62]=[.B6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63]=[.B6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64]=[.B6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65]=[.B65];1;0)" office:value-type="float" office:value="1">
            <text:p>1</text:p>
          </table:table-cell>
          <table:table-cell table:number-columns-repeated="6"/>
        </table:table-row>
      </table:table>
      <table:database-ranges>
        <table:database-range table:name="__Anonymous_Sheet_DB__1" table:target-range-address="'2O Verbal Reasining'.A1:'2O Verbal Reasining'.C65" table:display-filter-buttons="true"/>
        <table:database-range table:name="__Anonymous_Sheet_DB__2" table:target-range-address="'10C Verbal'.A1:'10C Verbal'.D26" table:display-filter-buttons="true"/>
        <table:database-range table:name="__Anonymous_Sheet_DB__3" table:target-range-address="'12A Verbal'.A1:'12A Verbal'.D6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7">07/04/2020</text:date>, <text:time>18:0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shat Zala</meta:initial-creator>
    <meta:creation-date>2020-04-03T15:06:52</meta:creation-date>
    <meta:generator>OpenOffice/4.1.6$Unix OpenOffice.org_project/416m1$Build-9790</meta:generator>
    <dc:date>2020-04-07T18:04:39</dc:date>
    <dc:creator>Akshat Zala</dc:creator>
    <meta:editing-duration>PT7H56M25S</meta:editing-duration>
    <meta:editing-cycles>137</meta:editing-cycles>
    <meta:document-statistic meta:table-count="5" meta:cell-count="580" meta:object-count="0"/>
  </office:meta>
</office:document-meta>
</file>